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goodVariants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1"/>
        <table:table-column table:style-name="co5" table:default-cell-style-name="Default"/>
        <table:table-row table:style-name="ro1">
          <table:table-cell/>
          <table:table-cell table:style-name="Default" office:value-type="string" calcext:value-type="string" table:number-columns-spanned="3" table:number-rows-spanned="1">
            <text:p>Normalized fitness score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adjusted p value compared to library base variant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office:value-type="string" calcext:value-type="string">
            <text:p>Mutant variant</text:p>
          </table:table-cell>
          <table:table-cell table:style-name="Default" office:value-type="string" calcext:value-type="string">
            <text:p>continuous light, 5% CO2, 95% N2, 0% O2</text:p>
          </table:table-cell>
          <table:table-cell table:style-name="Default" office:value-type="string" calcext:value-type="string">
            <text:p>continuous light, 5% CO2, 75% N2, 20% O2</text:p>
          </table:table-cell>
          <table:table-cell table:style-name="Default" office:value-type="string" calcext:value-type="string">
            <text:p>Light-dark cycles, 5% CO2, 75% N2, 20% O2</text:p>
          </table:table-cell>
          <table:table-cell table:style-name="Default" office:value-type="string" calcext:value-type="string">
            <text:p>continuous light, 5% CO2, 95% N2, 0% O2</text:p>
          </table:table-cell>
          <table:table-cell table:style-name="Default" office:value-type="string" calcext:value-type="string">
            <text:p>continuous light, 5% CO2, 75% N2, 20% O2</text:p>
          </table:table-cell>
          <table:table-cell table:style-name="Default" office:value-type="string" calcext:value-type="string">
            <text:p>Light-dark cycles, 5% CO2, 75% N2, 20% O2</text:p>
          </table:table-cell>
          <table:table-cell table:style-name="Default" office:value-type="string" calcext:value-type="string">
            <text:p>Product of normed values</text:p>
          </table:table-cell>
          <table:table-cell office:value-type="string" calcext:value-type="string">
            <text:p>Number of barcodes</text:p>
          </table:table-cell>
        </table:table-row>
        <table:table-row table:style-name="ro1">
          <table:table-cell office:value-type="string" calcext:value-type="string">
            <text:p>H126N</text:p>
          </table:table-cell>
          <table:table-cell office:value-type="float" office:value="1.23147386692714" calcext:value-type="float">
            <text:p>1.23</text:p>
          </table:table-cell>
          <table:table-cell office:value-type="float" office:value="1.9682532721127" calcext:value-type="float">
            <text:p>1.97</text:p>
          </table:table-cell>
          <table:table-cell office:value-type="float" office:value="1.91508754825675" calcext:value-type="float">
            <text:p>1.92</text:p>
          </table:table-cell>
          <table:table-cell office:value-type="float" office:value="0.0252075737010781" calcext:value-type="float">
            <text:p>2.52E-02</text:p>
          </table:table-cell>
          <table:table-cell office:value-type="float" office:value="0.0253724830617394" calcext:value-type="float">
            <text:p>2.54E-02</text:p>
          </table:table-cell>
          <table:table-cell office:value-type="float" office:value="0.00702105107863506" calcext:value-type="float">
            <text:p>7.02E-03</text:p>
          </table:table-cell>
          <table:table-cell office:value-type="float" office:value="4.64188968047089" calcext:value-type="float">
            <text:p>4.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126M</text:p>
          </table:table-cell>
          <table:table-cell office:value-type="float" office:value="1.22996851590924" calcext:value-type="float">
            <text:p>1.23</text:p>
          </table:table-cell>
          <table:table-cell office:value-type="float" office:value="1.95929075870087" calcext:value-type="float">
            <text:p>1.96</text:p>
          </table:table-cell>
          <table:table-cell office:value-type="float" office:value="1.79832888760172" calcext:value-type="float">
            <text:p>1.80</text:p>
          </table:table-cell>
          <table:table-cell office:value-type="float" office:value="0.00848590155344777" calcext:value-type="float">
            <text:p>8.49E-03</text:p>
          </table:table-cell>
          <table:table-cell office:value-type="float" office:value="0.0000705439497255035" calcext:value-type="float">
            <text:p>7.05E-05</text:p>
          </table:table-cell>
          <table:table-cell office:value-type="float" office:value="0.000120972969559508" calcext:value-type="float">
            <text:p>1.21E-04</text:p>
          </table:table-cell>
          <table:table-cell office:value-type="float" office:value="4.33373154722342" calcext:value-type="float">
            <text:p>4.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128I</text:p>
          </table:table-cell>
          <table:table-cell office:value-type="float" office:value="1.42388816987644" calcext:value-type="float">
            <text:p>1.42</text:p>
          </table:table-cell>
          <table:table-cell office:value-type="float" office:value="1.97829129913739" calcext:value-type="float">
            <text:p>1.98</text:p>
          </table:table-cell>
          <table:table-cell office:value-type="float" office:value="1.38913741809916" calcext:value-type="float">
            <text:p>1.39</text:p>
          </table:table-cell>
          <table:table-cell office:value-type="float" office:value="0.000214260289610994" calcext:value-type="float">
            <text:p>2.14E-04</text:p>
          </table:table-cell>
          <table:table-cell office:value-type="float" office:value="0.000136636096798427" calcext:value-type="float">
            <text:p>1.37E-04</text:p>
          </table:table-cell>
          <table:table-cell office:value-type="float" office:value="0.0147805660582682" calcext:value-type="float">
            <text:p>1.48E-02</text:p>
          </table:table-cell>
          <table:table-cell office:value-type="float" office:value="3.91301337533743" calcext:value-type="float">
            <text:p>3.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360I</text:p>
          </table:table-cell>
          <table:table-cell office:value-type="float" office:value="1.39979385681887" calcext:value-type="float">
            <text:p>1.40</text:p>
          </table:table-cell>
          <table:table-cell office:value-type="float" office:value="1.98169831621937" calcext:value-type="float">
            <text:p>1.98</text:p>
          </table:table-cell>
          <table:table-cell office:value-type="float" office:value="1.37744504608464" calcext:value-type="float">
            <text:p>1.38</text:p>
          </table:table-cell>
          <table:table-cell office:value-type="float" office:value="0.00000004582159780335" calcext:value-type="float">
            <text:p>4.58E-08</text:p>
          </table:table-cell>
          <table:table-cell office:value-type="float" office:value="0.00000017156428940993" calcext:value-type="float">
            <text:p>1.72E-07</text:p>
          </table:table-cell>
          <table:table-cell office:value-type="float" office:value="0.0000857394480345219" calcext:value-type="float">
            <text:p>8.57E-05</text:p>
          </table:table-cell>
          <table:table-cell office:value-type="float" office:value="3.82099003488726" calcext:value-type="float">
            <text:p>3.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360M</text:p>
          </table:table-cell>
          <table:table-cell office:value-type="float" office:value="1.30153246613762" calcext:value-type="float">
            <text:p>1.30</text:p>
          </table:table-cell>
          <table:table-cell office:value-type="float" office:value="1.75426084538284" calcext:value-type="float">
            <text:p>1.75</text:p>
          </table:table-cell>
          <table:table-cell office:value-type="float" office:value="1.54823431531206" calcext:value-type="float">
            <text:p>1.55</text:p>
          </table:table-cell>
          <table:table-cell office:value-type="float" office:value="0.0000749160652408104" calcext:value-type="float">
            <text:p>7.49E-05</text:p>
          </table:table-cell>
          <table:table-cell office:value-type="float" office:value="0.0000431816090901686" calcext:value-type="float">
            <text:p>4.32E-05</text:p>
          </table:table-cell>
          <table:table-cell office:value-type="float" office:value="0.000186156385169039" calcext:value-type="float">
            <text:p>1.86E-04</text:p>
          </table:table-cell>
          <table:table-cell office:value-type="float" office:value="3.53497107898913" calcext:value-type="float">
            <text:p>3.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142D</text:p>
          </table:table-cell>
          <table:table-cell office:value-type="float" office:value="1.28724614395206" calcext:value-type="float">
            <text:p>1.29</text:p>
          </table:table-cell>
          <table:table-cell office:value-type="float" office:value="1.88654432893912" calcext:value-type="float">
            <text:p>1.89</text:p>
          </table:table-cell>
          <table:table-cell office:value-type="float" office:value="1.40575756374133" calcext:value-type="float">
            <text:p>1.41</text:p>
          </table:table-cell>
          <table:table-cell office:value-type="float" office:value="0.00687226332053177" calcext:value-type="float">
            <text:p>6.87E-03</text:p>
          </table:table-cell>
          <table:table-cell office:value-type="float" office:value="0.00100395996139489" calcext:value-type="float">
            <text:p>1.00E-03</text:p>
          </table:table-cell>
          <table:table-cell office:value-type="float" office:value="0.00112259316951146" calcext:value-type="float">
            <text:p>1.12E-03</text:p>
          </table:table-cell>
          <table:table-cell office:value-type="float" office:value="3.41380761584313" calcext:value-type="float">
            <text:p>3.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233C</text:p>
          </table:table-cell>
          <table:table-cell office:value-type="float" office:value="1.21525501320618" calcext:value-type="float">
            <text:p>1.22</text:p>
          </table:table-cell>
          <table:table-cell office:value-type="float" office:value="1.81205609078513" calcext:value-type="float">
            <text:p>1.81</text:p>
          </table:table-cell>
          <table:table-cell office:value-type="float" office:value="1.45496399868713" calcext:value-type="float">
            <text:p>1.45</text:p>
          </table:table-cell>
          <table:table-cell office:value-type="float" office:value="0.00647558680892533" calcext:value-type="float">
            <text:p>6.48E-03</text:p>
          </table:table-cell>
          <table:table-cell office:value-type="float" office:value="0.000605459450118598" calcext:value-type="float">
            <text:p>6.05E-04</text:p>
          </table:table-cell>
          <table:table-cell office:value-type="float" office:value="0.00351933652751076" calcext:value-type="float">
            <text:p>3.52E-03</text:p>
          </table:table-cell>
          <table:table-cell office:value-type="float" office:value="3.20399113276193" calcext:value-type="float">
            <text:p>3.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358C</text:p>
          </table:table-cell>
          <table:table-cell office:value-type="float" office:value="1.28615524265789" calcext:value-type="float">
            <text:p>1.29</text:p>
          </table:table-cell>
          <table:table-cell office:value-type="float" office:value="1.90606965627704" calcext:value-type="float">
            <text:p>1.91</text:p>
          </table:table-cell>
          <table:table-cell office:value-type="float" office:value="1.299025362004" calcext:value-type="float">
            <text:p>1.30</text:p>
          </table:table-cell>
          <table:table-cell office:value-type="float" office:value="0.000213016788067003" calcext:value-type="float">
            <text:p>2.13E-04</text:p>
          </table:table-cell>
          <table:table-cell office:value-type="float" office:value="0.00000153212373265391" calcext:value-type="float">
            <text:p>1.53E-06</text:p>
          </table:table-cell>
          <table:table-cell office:value-type="float" office:value="0.001884189975754" calcext:value-type="float">
            <text:p>1.88E-03</text:p>
          </table:table-cell>
          <table:table-cell office:value-type="float" office:value="3.18456259918845" calcext:value-type="float">
            <text:p>3.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360L</text:p>
          </table:table-cell>
          <table:table-cell office:value-type="float" office:value="1.22915333504142" calcext:value-type="float">
            <text:p>1.23</text:p>
          </table:table-cell>
          <table:table-cell office:value-type="float" office:value="1.66505252339259" calcext:value-type="float">
            <text:p>1.67</text:p>
          </table:table-cell>
          <table:table-cell office:value-type="float" office:value="1.53271288362837" calcext:value-type="float">
            <text:p>1.53</text:p>
          </table:table-cell>
          <table:table-cell office:value-type="float" office:value="0.0252075737010781" calcext:value-type="float">
            <text:p>2.52E-02</text:p>
          </table:table-cell>
          <table:table-cell office:value-type="float" office:value="0.0253724830617394" calcext:value-type="float">
            <text:p>2.54E-02</text:p>
          </table:table-cell>
          <table:table-cell office:value-type="float" office:value="0.00702105107863506" calcext:value-type="float">
            <text:p>7.02E-03</text:p>
          </table:table-cell>
          <table:table-cell office:value-type="float" office:value="3.13685763990939" calcext:value-type="float">
            <text:p>3.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358L</text:p>
          </table:table-cell>
          <table:table-cell office:value-type="float" office:value="1.3135730987044" calcext:value-type="float">
            <text:p>1.31</text:p>
          </table:table-cell>
          <table:table-cell office:value-type="float" office:value="1.88388479990624" calcext:value-type="float">
            <text:p>1.88</text:p>
          </table:table-cell>
          <table:table-cell office:value-type="float" office:value="1.26485745029821" calcext:value-type="float">
            <text:p>1.26</text:p>
          </table:table-cell>
          <table:table-cell office:value-type="float" office:value="0.0000779680379121012" calcext:value-type="float">
            <text:p>7.80E-05</text:p>
          </table:table-cell>
          <table:table-cell office:value-type="float" office:value="0.0000017456721648326" calcext:value-type="float">
            <text:p>1.75E-06</text:p>
          </table:table-cell>
          <table:table-cell office:value-type="float" office:value="0.0145962613962005" calcext:value-type="float">
            <text:p>1.46E-02</text:p>
          </table:table-cell>
          <table:table-cell office:value-type="float" office:value="3.1300420422827" calcext:value-type="float">
            <text:p>3.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99N</text:p>
          </table:table-cell>
          <table:table-cell office:value-type="float" office:value="1.19995115555743" calcext:value-type="float">
            <text:p>1.20</text:p>
          </table:table-cell>
          <table:table-cell office:value-type="float" office:value="1.5523843869272" calcext:value-type="float">
            <text:p>1.55</text:p>
          </table:table-cell>
          <table:table-cell office:value-type="float" office:value="1.578088943426" calcext:value-type="float">
            <text:p>1.58</text:p>
          </table:table-cell>
          <table:table-cell office:value-type="float" office:value="0.0204096014306285" calcext:value-type="float">
            <text:p>2.04E-02</text:p>
          </table:table-cell>
          <table:table-cell office:value-type="float" office:value="0.00860181310711208" calcext:value-type="float">
            <text:p>8.60E-03</text:p>
          </table:table-cell>
          <table:table-cell office:value-type="float" office:value="0.00155476346951618" calcext:value-type="float">
            <text:p>1.55E-03</text:p>
          </table:table-cell>
          <table:table-cell office:value-type="float" office:value="2.93964110520185" calcext:value-type="float">
            <text:p>2.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360C</text:p>
          </table:table-cell>
          <table:table-cell office:value-type="float" office:value="1.29264410645987" calcext:value-type="float">
            <text:p>1.29</text:p>
          </table:table-cell>
          <table:table-cell office:value-type="float" office:value="1.69702235568361" calcext:value-type="float">
            <text:p>1.70</text:p>
          </table:table-cell>
          <table:table-cell office:value-type="float" office:value="1.25878435907372" calcext:value-type="float">
            <text:p>1.26</text:p>
          </table:table-cell>
          <table:table-cell office:value-type="float" office:value="0.000663237368662584" calcext:value-type="float">
            <text:p>6.63E-04</text:p>
          </table:table-cell>
          <table:table-cell office:value-type="float" office:value="0.000228345159119755" calcext:value-type="float">
            <text:p>2.28E-04</text:p>
          </table:table-cell>
          <table:table-cell office:value-type="float" office:value="0.0147805660582682" calcext:value-type="float">
            <text:p>1.48E-02</text:p>
          </table:table-cell>
          <table:table-cell office:value-type="float" office:value="2.76132720693193" calcext:value-type="float">
            <text:p>2.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333V</text:p>
          </table:table-cell>
          <table:table-cell office:value-type="float" office:value="1.21362184391172" calcext:value-type="float">
            <text:p>1.21</text:p>
          </table:table-cell>
          <table:table-cell office:value-type="float" office:value="1.7748793513512" calcext:value-type="float">
            <text:p>1.77</text:p>
          </table:table-cell>
          <table:table-cell office:value-type="float" office:value="1.24938525479053" calcext:value-type="float">
            <text:p>1.25</text:p>
          </table:table-cell>
          <table:table-cell office:value-type="float" office:value="0.00288362658181284" calcext:value-type="float">
            <text:p>2.88E-03</text:p>
          </table:table-cell>
          <table:table-cell office:value-type="float" office:value="0.00000562671878677962" calcext:value-type="float">
            <text:p>5.63E-06</text:p>
          </table:table-cell>
          <table:table-cell office:value-type="float" office:value="0.00421140108638376" calcext:value-type="float">
            <text:p>4.21E-03</text:p>
          </table:table-cell>
          <table:table-cell office:value-type="float" office:value="2.69121625781571" calcext:value-type="float">
            <text:p>2.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126G</text:p>
          </table:table-cell>
          <table:table-cell office:value-type="float" office:value="1.16773233386921" calcext:value-type="float">
            <text:p>1.17</text:p>
          </table:table-cell>
          <table:table-cell office:value-type="float" office:value="1.35422579547713" calcext:value-type="float">
            <text:p>1.35</text:p>
          </table:table-cell>
          <table:table-cell office:value-type="float" office:value="1.57864357856375" calcext:value-type="float">
            <text:p>1.58</text:p>
          </table:table-cell>
          <table:table-cell office:value-type="float" office:value="0.000237548184823169" calcext:value-type="float">
            <text:p>2.38E-04</text:p>
          </table:table-cell>
          <table:table-cell office:value-type="float" office:value="0.00670247635973442" calcext:value-type="float">
            <text:p>6.70E-03</text:p>
          </table:table-cell>
          <table:table-cell office:value-type="float" office:value="0.00000480854029329247" calcext:value-type="float">
            <text:p>4.81E-06</text:p>
          </table:table-cell>
          <table:table-cell office:value-type="float" office:value="2.49642472443335" calcext:value-type="float">
            <text:p>2.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154E,K261A,Q406D,S446T</text:p>
          </table:table-cell>
          <table:table-cell office:value-type="float" office:value="1.26523662103936" calcext:value-type="float">
            <text:p>1.27</text:p>
          </table:table-cell>
          <table:table-cell office:value-type="float" office:value="1.46290524755883" calcext:value-type="float">
            <text:p>1.46</text:p>
          </table:table-cell>
          <table:table-cell office:value-type="float" office:value="1.3339356560822" calcext:value-type="float">
            <text:p>1.33</text:p>
          </table:table-cell>
          <table:table-cell office:value-type="float" office:value="0.013123920736952" calcext:value-type="float">
            <text:p>1.31E-02</text:p>
          </table:table-cell>
          <table:table-cell office:value-type="float" office:value="0.0253724830617394" calcext:value-type="float">
            <text:p>2.54E-02</text:p>
          </table:table-cell>
          <table:table-cell office:value-type="float" office:value="0.0377910457637854" calcext:value-type="float">
            <text:p>3.78E-02</text:p>
          </table:table-cell>
          <table:table-cell office:value-type="float" office:value="2.46900990843019" calcext:value-type="float">
            <text:p>2.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142E</text:p>
          </table:table-cell>
          <table:table-cell office:value-type="float" office:value="1.11772445330254" calcext:value-type="float">
            <text:p>1.12</text:p>
          </table:table-cell>
          <table:table-cell office:value-type="float" office:value="1.57891326923642" calcext:value-type="float">
            <text:p>1.58</text:p>
          </table:table-cell>
          <table:table-cell office:value-type="float" office:value="1.37411918035122" calcext:value-type="float">
            <text:p>1.37</text:p>
          </table:table-cell>
          <table:table-cell office:value-type="float" office:value="0.0462818188234533" calcext:value-type="float">
            <text:p>4.63E-02</text:p>
          </table:table-cell>
          <table:table-cell office:value-type="float" office:value="0.00657237572356699" calcext:value-type="float">
            <text:p>6.57E-03</text:p>
          </table:table-cell>
          <table:table-cell office:value-type="float" office:value="0.0068334318664716" calcext:value-type="float">
            <text:p>6.83E-03</text:p>
          </table:table-cell>
          <table:table-cell office:value-type="float" office:value="2.42503174798831" calcext:value-type="float">
            <text:p>2.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345Q</text:p>
          </table:table-cell>
          <table:table-cell office:value-type="float" office:value="1.19707988264457" calcext:value-type="float">
            <text:p>1.20</text:p>
          </table:table-cell>
          <table:table-cell office:value-type="float" office:value="1.55311585871631" calcext:value-type="float">
            <text:p>1.55</text:p>
          </table:table-cell>
          <table:table-cell office:value-type="float" office:value="1.3006486411024" calcext:value-type="float">
            <text:p>1.30</text:p>
          </table:table-cell>
          <table:table-cell office:value-type="float" office:value="0.000440716087536999" calcext:value-type="float">
            <text:p>4.41E-04</text:p>
          </table:table-cell>
          <table:table-cell office:value-type="float" office:value="0.00000787332769036418" calcext:value-type="float">
            <text:p>7.87E-06</text:p>
          </table:table-cell>
          <table:table-cell office:value-type="float" office:value="0.000894269842072626" calcext:value-type="float">
            <text:p>8.94E-04</text:p>
          </table:table-cell>
          <table:table-cell office:value-type="float" office:value="2.4181708308211" calcext:value-type="float">
            <text:p>2.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04V</text:p>
          </table:table-cell>
          <table:table-cell office:value-type="float" office:value="1.21504616635232" calcext:value-type="float">
            <text:p>1.22</text:p>
          </table:table-cell>
          <table:table-cell office:value-type="float" office:value="1.49350341992858" calcext:value-type="float">
            <text:p>1.49</text:p>
          </table:table-cell>
          <table:table-cell office:value-type="float" office:value="1.32047985167834" calcext:value-type="float">
            <text:p>1.32</text:p>
          </table:table-cell>
          <table:table-cell office:value-type="float" office:value="0.000900385801436591" calcext:value-type="float">
            <text:p>9.00E-04</text:p>
          </table:table-cell>
          <table:table-cell office:value-type="float" office:value="0.000605459450118598" calcext:value-type="float">
            <text:p>6.05E-04</text:p>
          </table:table-cell>
          <table:table-cell office:value-type="float" office:value="0.00990080743939506" calcext:value-type="float">
            <text:p>9.90E-03</text:p>
          </table:table-cell>
          <table:table-cell office:value-type="float" office:value="2.39624257349477" calcext:value-type="float">
            <text:p>2.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98Q</text:p>
          </table:table-cell>
          <table:table-cell office:value-type="float" office:value="1.20479166970174" calcext:value-type="float">
            <text:p>1.20</text:p>
          </table:table-cell>
          <table:table-cell office:value-type="float" office:value="1.58611057278132" calcext:value-type="float">
            <text:p>1.59</text:p>
          </table:table-cell>
          <table:table-cell office:value-type="float" office:value="1.23349883481391" calcext:value-type="float">
            <text:p>1.23</text:p>
          </table:table-cell>
          <table:table-cell office:value-type="float" office:value="0.00685023347470333" calcext:value-type="float">
            <text:p>6.85E-03</text:p>
          </table:table-cell>
          <table:table-cell office:value-type="float" office:value="0.00657237572356699" calcext:value-type="float">
            <text:p>6.57E-03</text:p>
          </table:table-cell>
          <table:table-cell office:value-type="float" office:value="0.0305683235692234" calcext:value-type="float">
            <text:p>3.06E-02</text:p>
          </table:table-cell>
          <table:table-cell office:value-type="float" office:value="2.35713338876101" calcext:value-type="float">
            <text:p>2.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261A,H265A,Q406D,S446I</text:p>
          </table:table-cell>
          <table:table-cell office:value-type="float" office:value="1.21813071583781" calcext:value-type="float">
            <text:p>1.22</text:p>
          </table:table-cell>
          <table:table-cell office:value-type="float" office:value="1.43275685135305" calcext:value-type="float">
            <text:p>1.43</text:p>
          </table:table-cell>
          <table:table-cell office:value-type="float" office:value="1.34261316781182" calcext:value-type="float">
            <text:p>1.34</text:p>
          </table:table-cell>
          <table:table-cell office:value-type="float" office:value="0.0371433858656686" calcext:value-type="float">
            <text:p>3.71E-02</text:p>
          </table:table-cell>
          <table:table-cell office:value-type="float" office:value="0.0253724830617394" calcext:value-type="float">
            <text:p>2.54E-02</text:p>
          </table:table-cell>
          <table:table-cell office:value-type="float" office:value="0.025514298889309" calcext:value-type="float">
            <text:p>2.55E-02</text:p>
          </table:table-cell>
          <table:table-cell office:value-type="float" office:value="2.34324279572812" calcext:value-type="float">
            <text:p>2.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99T</text:p>
          </table:table-cell>
          <table:table-cell office:value-type="float" office:value="1.17042218203808" calcext:value-type="float">
            <text:p>1.17</text:p>
          </table:table-cell>
          <table:table-cell office:value-type="float" office:value="1.34748104898142" calcext:value-type="float">
            <text:p>1.35</text:p>
          </table:table-cell>
          <table:table-cell office:value-type="float" office:value="1.27628277188745" calcext:value-type="float">
            <text:p>1.28</text:p>
          </table:table-cell>
          <table:table-cell office:value-type="float" office:value="0.0159435851293866" calcext:value-type="float">
            <text:p>1.59E-02</text:p>
          </table:table-cell>
          <table:table-cell office:value-type="float" office:value="0.00412473666052634" calcext:value-type="float">
            <text:p>4.12E-03</text:p>
          </table:table-cell>
          <table:table-cell office:value-type="float" office:value="0.0386892065790935" calcext:value-type="float">
            <text:p>3.87E-02</text:p>
          </table:table-cell>
          <table:table-cell office:value-type="float" office:value="2.01285326713701" calcext:value-type="float">
            <text:p>2.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233L</text:p>
          </table:table-cell>
          <table:table-cell office:value-type="float" office:value="1.13883651503246" calcext:value-type="float">
            <text:p>1.14</text:p>
          </table:table-cell>
          <table:table-cell office:value-type="float" office:value="1.37220294612192" calcext:value-type="float">
            <text:p>1.37</text:p>
          </table:table-cell>
          <table:table-cell office:value-type="float" office:value="1.2785326188709" calcext:value-type="float">
            <text:p>1.28</text:p>
          </table:table-cell>
          <table:table-cell office:value-type="float" office:value="0.00685023347470333" calcext:value-type="float">
            <text:p>6.85E-03</text:p>
          </table:table-cell>
          <table:table-cell office:value-type="float" office:value="0.0187469050776518" calcext:value-type="float">
            <text:p>1.87E-02</text:p>
          </table:table-cell>
          <table:table-cell office:value-type="float" office:value="0.00702105107863506" calcext:value-type="float">
            <text:p>7.02E-03</text:p>
          </table:table-cell>
          <table:table-cell office:value-type="float" office:value="1.9979818727422" calcext:value-type="float">
            <text:p>2.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345V</text:p>
          </table:table-cell>
          <table:table-cell office:value-type="float" office:value="1.1449919468824" calcext:value-type="float">
            <text:p>1.14</text:p>
          </table:table-cell>
          <table:table-cell office:value-type="float" office:value="1.1683272670682" calcext:value-type="float">
            <text:p>1.17</text:p>
          </table:table-cell>
          <table:table-cell office:value-type="float" office:value="1.2046332919652" calcext:value-type="float">
            <text:p>1.20</text:p>
          </table:table-cell>
          <table:table-cell office:value-type="float" office:value="0.0443761694226769" calcext:value-type="float">
            <text:p>4.44E-02</text:p>
          </table:table-cell>
          <table:table-cell office:value-type="float" office:value="0.0491094772981005" calcext:value-type="float">
            <text:p>4.91E-02</text:p>
          </table:table-cell>
          <table:table-cell office:value-type="float" office:value="0.0260141763571378" calcext:value-type="float">
            <text:p>2.60E-02</text:p>
          </table:table-cell>
          <table:table-cell office:value-type="float" office:value="1.61146844647974" calcext:value-type="float">
            <text:p>1.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4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4T13:32:42.962274696</dc:date>
    <meta:editing-duration>PT4M36S</meta:editing-duration>
    <meta:editing-cycles>5</meta:editing-cycles>
    <meta:generator>LibreOffice/7.3.7.2$Linux_X86_64 LibreOffice_project/30$Build-2</meta:generator>
    <meta:document-statistic meta:table-count="1" meta:cell-count="218" meta:object-count="0"/>
  </office:meta>
</office:document-meta>
</file>